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ontract.testContractWithXML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Contract.testContractWithout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Contract.testContractWith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